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c7f1c" officeooo:paragraph-rsid="001cec71"/>
    </style:style>
    <style:style style:name="P2" style:family="paragraph" style:parent-style-name="Preformatted_20_Text">
      <style:text-properties officeooo:rsid="001c7f1c" officeooo:paragraph-rsid="001d3a49"/>
    </style:style>
    <style:style style:name="P3" style:family="paragraph" style:parent-style-name="Preformatted_20_Text">
      <style:text-properties officeooo:rsid="001c7f1c" officeooo:paragraph-rsid="001cec71"/>
    </style:style>
    <style:style style:name="T1" style:family="text">
      <style:text-properties style:font-name="Courier New" fo:font-size="12pt" style:font-size-asian="12pt" style:font-size-complex="12pt"/>
    </style:style>
    <style:style style:name="T2" style:family="text">
      <style:text-properties style:font-name="Courier New" fo:font-size="12pt" officeooo:rsid="001d3a49" style:font-size-asian="12pt" style:font-size-complex="12pt"/>
    </style:style>
    <style:style style:name="T3" style:family="text">
      <style:text-properties fo:color="#00cc33" style:font-name="Courier New" fo:font-size="12pt" style:font-size-asian="12pt" style:font-size-complex="12pt"/>
    </style:style>
    <style:style style:name="T4" style:family="text">
      <style:text-properties fo:color="#00cc33" style:font-name="Courier New" fo:font-size="12pt" fo:background-color="transparent" loext:char-shading-value="0" style:font-size-asian="12pt" style:font-size-complex="12pt"/>
    </style:style>
    <style:style style:name="T5" style:family="text">
      <style:text-properties fo:color="#0000ff" style:font-name="Courier New" fo:font-size="12pt" style:font-size-asian="12pt" style:font-size-complex="12pt"/>
    </style:style>
    <style:style style:name="T6" style:family="text">
      <style:text-properties fo:color="#009933" style:font-name="Courier New" fo:font-size="12pt" style:font-size-asian="12pt" style:font-size-complex="12pt"/>
    </style:style>
    <style:style style:name="T7" style:family="text">
      <style:text-properties fo:color="#990000" style:font-name="Courier New"/>
    </style:style>
    <style:style style:name="T8" style:family="text">
      <style:text-properties fo:color="#990000" style:font-name="Courier New" fo:font-size="12pt" style:font-size-asian="12pt" style:font-size-complex="12pt"/>
    </style:style>
    <style:style style:name="T9" style:family="text">
      <style:text-properties fo:color="#990000" style:font-name="Courier New" fo:font-size="12pt" officeooo:rsid="001cec71" style:font-size-asian="12pt" style:font-size-complex="12pt"/>
    </style:style>
    <style:style style:name="T10" style:family="text">
      <style:text-properties fo:color="#990000" style:font-name="Courier New" fo:font-size="12pt" officeooo:rsid="001d3a49" style:font-size-asian="12pt" style:font-size-complex="12pt"/>
    </style:style>
    <style:style style:name="T11" style:family="text">
      <style:text-properties fo:color="#999999" style:font-name="Courier New" fo:font-size="12pt" officeooo:rsid="001cec71" style:font-size-asian="12pt" style:font-size-complex="12pt"/>
    </style:style>
    <style:style style:name="T12" style:family="text">
      <style:text-properties fo:color="#339966" style:font-name="Courier New" fo:font-size="12pt" style:font-size-asian="12pt" style:font-size-complex="12pt"/>
    </style:style>
    <style:style style:name="T13" style:family="text">
      <style:text-properties fo:color="#cc0000" style:font-name="Courier New" fo:font-size="12pt" style:font-size-asian="12pt" style:font-size-complex="12pt"/>
    </style:style>
    <style:style style:name="T14" style:family="text">
      <style:text-properties fo:color="#cccccc" style:font-name="Courier New" fo:font-size="12pt" style:font-size-asian="12pt" style:font-size-complex="12pt"/>
    </style:style>
    <style:style style:name="T15" style:family="text">
      <style:text-properties fo:color="#000000" style:font-name="Courier New" fo:font-size="12pt" style:font-size-asian="12pt" style:font-size-complex="12pt"/>
    </style:style>
    <style:style style:name="T16" style:family="text">
      <style:text-properties fo:color="#336699" style:font-name="Courier New" fo:font-size="12pt" style:font-size-asian="12pt" style:font-size-complex="12pt"/>
    </style:style>
    <style:style style:name="T17" style:family="text">
      <style:text-properties fo:color="#336699" style:font-name="Courier New" fo:font-size="12pt" officeooo:rsid="001d3a49" style:font-size-asian="12pt" style:font-size-complex="12pt"/>
    </style:style>
    <style:style style:name="T18" style:family="text">
      <style:text-properties fo:color="#800000" style:font-name="Courier New" fo:font-size="12pt" officeooo:rsid="001d3a49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PROCEDIMIENTO</text:span><text:span text:style-name="T1"> </text:span><text:span text:style-name="T5">propagacion_BFS</text:span><text:span text:style-name="T1">(G </text:span><text:span text:style-name="T12">grafo</text:span><text:span text:style-name="T1">)<text:line-break/></text:span></text:p>
      <text:p text:style-name="P2"><text:span text:style-name="T10">var</text:span><text:span text:style-name="T1"> </text:span></text:p>
      <text:p text:style-name="P2"><text:span text:style-name="T1"><text:tab/>v: </text:span><text:span text:style-name="T12">vértice</text:span><text:span text:style-name="T1"><text:line-break/></text:span></text:p>
      <text:p text:style-name="P1"><text:span text:style-name="T13"/></text:p>
      <text:p text:style-name="P2"><text:span text:style-name="T13">Comienzo</text:span><text:span text:style-name="T1"><text:line-break/><text:line-break/> <text:tab/> a = </text:span><text:span text:style-name="T3">DevolverPrimerActivo</text:span><text:span text:style-name="T1">(</text:span><text:span text:style-name="T15">v</text:span><text:span text:style-name="T1">) </text:span><text:span text:style-name="T14">/* Devuelve el vértice</text:span><text:span text:style-name="T1"><text:line-break/><text:tab/><text:tab/><text:tab/><text:tab/><text:tab/><text:tab/><text:tab/><text:tab/> </text:span><text:span text:style-name="T14">activo del comienzo */</text:span><text:span text:style-name="T1"><text:line-break/><text:tab/> </text:span><text:span text:style-name="T4">BFS</text:span><text:span text:style-name="T1">(</text:span><text:span text:style-name="T15">a</text:span><text:span text:style-name="T1">)</text:span></text:p>
      <text:p text:style-name="P2"><text:span text:style-name="T13">Fin</text:span><text:span text:style-name="T1"><text:line-break/><text:line-break/></text:span><text:span text:style-name="T11">PROCEDIMIENTO </text:span><text:span text:style-name="T5">BFS</text:span><text:span text:style-name="T1"> ( v: </text:span><text:span text:style-name="T12">Vertice</text:span><text:span text:style-name="T6"> </text:span><text:span text:style-name="T1">)<text:line-break/> </text:span></text:p>
      <text:p text:style-name="P2"><text:span text:style-name="T18">var</text:span><text:span text:style-name="T1"> <text:tab/></text:span></text:p>
      <text:p text:style-name="P2"><text:span text:style-name="T1"><text:tab/>q: </text:span><text:span text:style-name="T12">ColaDeVertices</text:span><text:span text:style-name="T1"><text:line-break/> <text:tab/>u,w: </text:span><text:span text:style-name="T12">vértice</text:span><text:span text:style-name="T1"><text:line-break/><text:line-break/></text:span><text:span text:style-name="T8">Comienzo</text:span><text:span text:style-name="T1"><text:line-break/> </text:span></text:p>
      <text:p text:style-name="P2"><text:span text:style-name="T3"><text:tab/>CrearCola</text:span><text:span text:style-name="T1">(q)<text:line-break/><text:tab/></text:span><text:span text:style-name="T3">Marcar</text:span><text:span text:style-name="T1">(v)<text:line-break/><text:tab/></text:span><text:span text:style-name="T3">InsBack</text:span><text:span text:style-name="T1">(q,v)<text:line-break/><text:line-break/><text:tab/></text:span><text:span text:style-name="T16">Mientras</text:span><text:span text:style-name="T1"> </text:span><text:span text:style-name="T3">No-Vacia</text:span><text:span text:style-name="T1">(q)<text:line-break/><text:tab/><text:tab/>u = </text:span><text:span text:style-name="T3">Primero</text:span><text:span text:style-name="T1">(q)<text:line-break/><text:tab/><text:tab/>q=</text:span><text:span text:style-name="T3">resto</text:span><text:span text:style-name="T1">(q)<text:line-break/><text:line-break/><text:tab/><text:tab/></text:span><text:span text:style-name="T16">Para cada</text:span><text:span text:style-name="T1"> w adyacente a u<text:line-break/><text:tab/><text:tab/><text:tab/></text:span><text:span text:style-name="T16">Si</text:span><text:span text:style-name="T1"> w no marcado </text:span><text:span text:style-name="T17">entonces</text:span><text:span text:style-name="T1"><text:line-break/><text:tab/><text:tab/><text:tab/><text:tab/></text:span><text:span text:style-name="T3">Marcar</text:span><text:span text:style-name="T1">(w)<text:line-break/><text:tab/><text:tab/><text:tab/><text:tab/></text:span><text:span text:style-name="T16">Si</text:span><text:span text:style-name="T1"> </text:span><text:span text:style-name="T3">no-esInmune</text:span><text:span text:style-name="T1">(w) </text:span><text:span text:style-name="T17">entonces</text:span><text:span text:style-name="T1"><text:line-break/><text:tab/><text:tab/><text:tab/><text:tab/><text:tab/></text:span><text:span text:style-name="T3">InsBack</text:span><text:span text:style-name="T1">(q, w)<text:line-break/><text:tab/><text:tab/><text:tab/><text:tab/><text:tab/></text:span><text:span text:style-name="T16">Si</text:span><text:span text:style-name="T1"> </text:span><text:span text:style-name="T3">esActivo</text:span><text:span text:style-name="T1">(u) y </text:span><text:span text:style-name="T3">esSano(</text:span><text:span text:style-name="T1">w) </text:span><text:span text:style-name="T17">entonces</text:span><text:span text:style-name="T1"><text:line-break/><text:tab/><text:tab/><text:tab/><text:tab/><text:tab/><text:tab/></text:span><text:span text:style-name="T3">Infectar</text:span><text:span text:style-name="T1">(w,Latente) <text:s text:c="6"/><text:line-break/><text:tab/><text:tab/><text:tab/><text:tab/><text:tab/></text:span><text:span text:style-name="T16">Sino si</text:span><text:span text:style-name="T1"> </text:span><text:span text:style-name="T3">esLatente</text:span><text:span text:style-name="T1">(u) y </text:span><text:span text:style-name="T3">esSano</text:span><text:span text:style-name="T1">(w) </text:span><text:span text:style-name="T17">entonces</text:span><text:span text:style-name="T1"><text:line-break/><text:tab/><text:tab/><text:tab/><text:tab/><text:tab/><text:tab/></text:span><text:span text:style-name="T3">Infectar</text:span><text:span text:style-name="T1">(w,Activo)<text:line-break/></text:span><text:span text:style-name="T8"><text:tab/><text:tab/><text:tab/><text:tab/></text:span><text:span text:style-name="T16"><text:tab/>Fin si<text:line-break/><text:line-break/><text:tab/><text:tab/><text:tab/>Fin si<text:line-break/><text:tab/><text:tab/>Fin para</text:span><text:span text:style-name="T15"><text:line-break/><text:tab/></text:span><text:span text:style-name="T16">Fin Mientras</text:span><text:span text:style-name="T8"><text:line-break/>Fin</text:span><text:span text:style-name="T7"><text:line-break/></text:span><text:line-break/><text:line-break/>En el caso de que los que comiencen a propagar la enfermedad sean todos activos, entonces no importara cual será el que comience a infectar, siempre se terminará con una misma configuración de infectados activos y latentes.<text:line-break/>Como se muestra el diagrama el patrón de infección que se sigue, si empieza uno u otros de los primeros infectados termina contagiando de la misma a cada vecino durante los días de propagación.<text:line-break/><text:line-break/>En el caso de los que comiencen a propagar la enfermedad sean activos y latentes, entonces sé importará el orden en el que estos comiencen a propagar la <text:soft-page-break/>enfermedad, como se describe en la figura.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6T18:55:25.229000000</dc:date>
    <meta:editing-duration>PT46M27S</meta:editing-duration>
    <meta:editing-cycles>2</meta:editing-cycles>
    <meta:generator>LibreOffice/5.0.0.5$Windows_X86_64 LibreOffice_project/1b1a90865e348b492231e1c451437d7a15bb262b</meta:generator>
    <meta:document-statistic meta:table-count="0" meta:image-count="0" meta:object-count="0" meta:page-count="2" meta:paragraph-count="8" meta:word-count="186" meta:character-count="1277" meta:non-whitespace-character-count="995"/>
  </office:meta>
</office:document-meta>
</file>